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Neighborhood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p text:style-name="Text_20_body">项目定位:
</text:p>
      <text:list text:style-name="OrgBulletedList" text:continue-numbering="false">
        <text:list-item>
          <text:p text:style-name="Text_20_body">解决非周期性和周期性体系中最近邻粒子快速构建的问题.
</text:p>
        </text:list-item>
        <text:list-item>
          <text:p text:style-name="Text_20_body">仿ase中的 NeighborList
</text:p>
        </text:list-item>
      </text:list>
      <text:p text:style-name="Text_20_body">使用场景
</text:p>
      <text:list text:style-name="OrgBulletedList" text:continue-numbering="false">
        <text:list-item>
          <text:p text:style-name="Text_20_body">对某点集, 快速判断距某点
<draw:frame draw:style-name="OrgInlineImage" svg:width="0.14cm" svg:height="0.34cm" text:anchor-type="as-char" draw:name="Frame1">

<draw:image xlink:href="Images/0001.png" xlink:type="simple" xlink:show="embed" xlink:actuate="onLoad"/><svg:title>Latex-Fragment</svg:title><svg:desc>$i$</svg:desc>
</draw:frame> 距离为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时邻近原子集.
</text:p>
        </text:list-item>
        <text:list-item>
          <text:p text:style-name="Text_20_body">对某点集, 构建所有满足两点间距小于
<draw:frame draw:style-name="OrgInlineImage" svg:width="0.21cm" svg:height="0.23cm" text:anchor-type="as-char" draw:name="Frame3">

<draw:image xlink:href="Images/0003.png" xlink:type="simple" xlink:show="embed" xlink:actuate="onLoad"/><svg:title>Latex-Fragment</svg:title><svg:desc>$r$</svg:desc>
</draw:frame> 的点对.
</text:p>
        </text:list-item>
        <text:list-item>
          <text:p text:style-name="Text_20_body">完善的周期性体系支持.
</text:p>
        </text:list-item>
      </text:list>
      <text:p text:style-name="Text_20_body">调用示例:
</text:p>
      <text:p text:style-name="OrgSrcBlock"><text:span text:style-name="OrgSrcFontLockCommentDelimiterFace">//<text:s/></text:span><text:span text:style-name="OrgSrcFontLockCommentFace">1.<text:s/>构建nh对象,<text:s/>初始化数据点集.<text:s/>注意:<text:s/>对于Vec类型,<text:s/>Neighborhood<text:s/>自动建立从1计</text:span></text:p>
      <text:p text:style-name="OrgSrcBlock"><text:span text:style-name="OrgSrcFontLockCommentDelimiterFace">//<text:s/></text:span><text:span text:style-name="OrgSrcFontLockCommentFace">算的整数依序索引数据点.</text:span></text:p>
      <text:p text:style-name="OrgSrcBlock"><text:span text:style-name="OrgSrcDefault0000">let</text:span><text:s/><text:span text:style-name="OrgSrcDefault0001">mut</text:span><text:s/><text:span text:style-name="OrgSrcDefault0002">nh</text:span><text:s/><text:span text:style-name="OrgSrcDefault0003">=</text:span><text:s/><text:span text:style-name="OrgSrcFontLockTypeFace">Neighborhood</text:span>::<text:span text:style-name="OrgSrcDefault0004">new</text:span><text:span text:style-name="OrgSrcRainbowDelimitersDepth1Face">(</text:span><text:span text:style-name="OrgSrcRainbowDelimitersDepth1Face">)</text:span>;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1</text:span></text:p>
      <text:p text:style-name="OrgSrcBlock"><text:s/><text:s/><text:s/><text:s/><text:span text:style-name="OrgSrcRainbowDelimitersDepth2Face">(</text:span><text:span text:style-name="OrgSrcHighlightNumbersNumber">2</text:span>,<text:s/><text:span text:style-name="OrgSrcRainbowDelimitersDepth3Face">[</text:span><text:span text:style-name="OrgSrcHighlightNumbersNumber">1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5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2</text:span>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4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3</text:span></text:p>
      <text:p text:style-name="OrgSrcBlock"><text:s/><text:s/><text:s/><text:s/><text:span text:style-name="OrgSrcRainbowDelimitersDepth2Face">(</text:span><text:span text:style-name="OrgSrcHighlightNumbersNumber">4</text:span>,<text:s/><text:span text:style-name="OrgSrcRainbowDelimitersDepth3Face">[</text:span><text:span text:style-name="OrgSrcHighlightNumbersNumber">3</text:span>.<text:span text:style-name="OrgSrcHighlightNumbersNumber">0</text:span>,<text:s/><text:span text:style-name="OrgSrcHighlightNumbersNumber">3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<text:s/><text:s/><text:span text:style-name="OrgSrcFontLockCommentDelimiterFace">//<text:s/></text:span><text:span text:style-name="OrgSrcFontLockCommentFace">数据点4</text:span></text:p>
      <text:p text:style-name="OrgSrcBlock"><text:span text:style-name="OrgSrcRainbowDelimitersDepth1Face">]</text:span>;</text:p>
      <text:p text:style-name="OrgSrcBlock"/>
      <text:p text:style-name="OrgSrcBlock"><text:span text:style-name="OrgSrcFontLockCommentDelimiterFace">//<text:s/></text:span><text:span text:style-name="OrgSrcFontLockCommentFace">2.<text:s/>更新数据点集.</text:span></text:p>
      <text:p text:style-name="OrgSrcBlock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3.<text:s/>搜索与点集中数据点1距离在1.7以内的数据点.</text:span></text:p>
      <text:p text:style-name="OrgSrcBlock"><text:span text:style-name="OrgSrcDefault0000">let</text:span><text:s/><text:span text:style-name="OrgSrcDefault0009">nns1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&amp;<text:span text:style-name="OrgSrcHighlightNumbersNumber">1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11">nns2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&amp;<text:span text:style-name="OrgSrcHighlightNumbersNumber">2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4.<text:s/>搜索与某点距离在5.0以内的相邻数据点.</text:span></text:p>
      <text:p text:style-name="OrgSrcBlockLastLine"><text:span text:style-name="OrgSrcDefault0006">nh</text:span>.<text:span text:style-name="OrgSrcDefault0012">search</text:span><text:span text:style-name="OrgSrcRainbowDelimitersDepth1Face">(</text:span><text:span text:style-name="OrgSrcRainbowDelimitersDepth2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2Face">]</text:span>,<text:s/><text:span text:style-name="OrgSrcHighlightNumbersNumber">5</text:span>.<text:span text:style-name="OrgSrcHighlightNumbersNumber">0</text:span><text:span text:style-name="OrgSrcRainbowDelimitersDepth1Face">)</text:span>;</text:p>
      <text:p text:style-name="Text_20_body">更新部分点集坐标:
</text:p>
      <text:p text:style-name="OrgSrcBlock"><text:span text:style-name="OrgSrcFontLockCommentDelimiterFace">//<text:s/></text:span><text:span text:style-name="OrgSrcFontLockCommentFace">更新1和3号数据点坐标,<text:s/>其它保持不动</text:span>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5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0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pan text:style-name="OrgSrcRainbowDelimitersDepth1Face">]</text:span>;</text:p>
      <text:p text:style-name="OrgSrcBlockLastLine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</text:p>
      <text:p text:style-name="Text_20_body">参考资料
</text:p>
      <text:list text:style-name="OrgBulletedList" text:continue-numbering="false">
        <text:list-item>
          <text:p text:style-name="Text_20_body"><text:a xlink:type="simple" xlink:href="https://wiki.fysik.dtu.dk/ase/ase/neighborlist.html">Building neighbor-lists — ASE documentation</text:a>
</text:p>
        </text:list-item>
        <text:list-item>
          <text:p text:style-name="Text_20_body"><text:a xlink:type="simple" xlink:href="https://networkx.github.io/documentation/stable/reference/classes/generated/networkx.Graph.neighbors.html">networkx.Graph.neighbors — NetworkX 2.4 documentation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RainbowDelimitersDepth3Face" style:family="text">
      <style:text-properties fo:color="#ef6c00"/>
    </style:style>
    <style:style style:name="OrgSrcHighlightNumbersNumber" style:family="text">
      <style:text-properties fo:color="#9ccc65"/>
    </style:style>
    <style:style style:name="OrgSrcRainbowDelimitersDepth2Face" style:family="text">
      <style:text-properties fo:color="#2196f3"/>
    </style:style>
    <style:style style:name="OrgSrcFontLockPreprocessorFace" style:family="text">
      <style:text-properties fo:color="#ffd700"/>
    </style:style>
    <style:style style:name="OrgSrcDefault0005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04" style:family="text">
      <style:text-properties fo:color="nil"/>
    </style:style>
    <style:style style:name="OrgSrcFontLockTypeFace" style:family="text">
      <style:text-properties fo:color="#84ffff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12T19:05:26</dc:date>
    <meta:creation-date>2019-12-12T19:05:26</meta:creation-date>
    <meta:generator>Emacs 26.3 (Org mode 9.3)</meta:generator>
    <meta:keyword/>
    <dc:subject/>
    <dc:title>Neighborhood</dc:title>
  </office:meta>
</office:document-meta>
</file>